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Bullet" style:list-style-name="WWNum1"/>
    <style:style style:name="P2" style:family="paragraph" style:parent-style-name="List_20_Number" style:list-style-name="WWNum5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ct and Method Reference</text:h>
      <text:h text:style-name="Heading_20_2" text:outline-level="2">1. Restaurant</text:h>
      <text:p text:style-name="Intense_20_Quote">stereotype: "«inherits SimEntity»"</text:p>
      <text:p text:style-name="Intense_20_Quote">constraint: "{manages operations}"</text:p>
      <text:p text:style-name="Intense_20_Quote">color: "#CCE5FF"</text:p>
      <text:list xml:id="list1456286478" text:style-name="WWNum1">
        <text:list-item>
          <text:p text:style-name="P1">"- name: String"</text:p>
        </text:list-item>
        <text:list-item>
          <text:p text:style-name="P1">"- tables: List&lt;Table&gt;"</text:p>
        </text:list-item>
        <text:list-item>
          <text:p text:style-name="P1">"- menu: List&lt;Platter&gt;"</text:p>
        </text:list-item>
        <text:list-item>
          <text:p text:style-name="P1">"- staff: List&lt;Staff&gt;"</text:p>
        </text:list-item>
        <text:list-item>
          <text:p text:style-name="P1">"- revenue: double"</text:p>
        </text:list-item>
        <text:list-item>
          <text:p text:style-name="P1">"- avgWalkTime: double"</text:p>
        </text:list-item>
      </text:list>
      <text:list xml:id="list2556245747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simulateDay()"</text:p>
        </text:list-item>
        <text:list-item>
          <text:p text:style-name="P2">"+ decideStaffing()"</text:p>
        </text:list-item>
        <text:list-item>
          <text:p text:style-name="P2">"+ decideTableAssignments()"</text:p>
        </text:list-item>
        <text:list-item>
          <text:p text:style-name="P2">"+ decideInventoryRestock()"</text:p>
        </text:list-item>
        <text:list-item>
          <text:p text:style-name="P2">"decideStaffing (uses Probability: RushHourOverloadChance)"</text:p>
        </text:list-item>
        <text:list-item>
          <text:p text:style-name="P2">"decideInventoryRestock (uses Probability: IngredientSpoilageRate)"</text:p>
        </text:list-item>
        <text:list-item>
          <text:p text:style-name="P2">"+ getGlobals(): GlobalVariables"</text:p>
        </text:list-item>
        <text:list-item>
          <text:p text:style-name="P2"><text:soft-page-break/>"+ getDecisionEngine(): GlobalMethods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2. Hostess</text:h>
      <text:p text:style-name="Intense_20_Quote">stereotype: "«inherits SimEntity»"</text:p>
      <text:p text:style-name="Intense_20_Quote">constraint: "{assigns tables}"</text:p>
      <text:p text:style-name="Intense_20_Quote">color: "#CCE5FF"</text:p>
      <text:list xml:id="list171123831498822" text:continue-list="list1456286478" text:style-name="WWNum1">
        <text:list-item>
          <text:p text:style-name="P1">"- name: String"</text:p>
        </text:list-item>
      </text:list>
      <text:list xml:id="list171123264412903" text:continue-list="list2556245747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greetCustomer(Customer)"</text:p>
        </text:list-item>
        <text:list-item>
          <text:p text:style-name="P2">"+ seatCustomer(Customer, Table)"</text:p>
        </text:list-item>
        <text:list-item>
          <text:p text:style-name="P2">"+ decideTableAssignment(Customer)"</text:p>
        </text:list-item>
        <text:list-item>
          <text:p text:style-name="P2">"+ releaseTableDecision(Table, Customer)"</text:p>
        </text:list-item>
        <text:list-item>
          <text:p text:style-name="P2">"+ decideSeating()"</text:p>
        </text:list-item>
        <text:list-item>
          <text:p text:style-name="P2">"+ decideQueueOrder()"</text:p>
        </text:list-item>
        <text:list-item>
          <text:p text:style-name="P2">"decideSeating (uses Probability: OptimalTableSelectionProbability)"</text:p>
        </text:list-item>
        <text:list-item>
          <text:p text:style-name="P2">"decideQueueOrder (uses Probability: QueueBalkingProbability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<text:soft-page-break/>"+ getState(): String[][]"</text:p>
        </text:list-item>
      </text:list>
      <text:h text:style-name="Heading_20_2" text:outline-level="2">3. CashRegister</text:h>
      <text:p text:style-name="Intense_20_Quote">stereotype: "«inherits SimEntity»"</text:p>
      <text:p text:style-name="Intense_20_Quote">constraint: "{tracks revenue}"</text:p>
      <text:p text:style-name="Intense_20_Quote">color: "#CCE5FF"</text:p>
      <text:list xml:id="list171124038767982" text:continue-list="list171123831498822" text:style-name="WWNum1">
        <text:list-item>
          <text:p text:style-name="P1">"- totalStoreIncome: double"</text:p>
        </text:list-item>
        <text:list-item>
          <text:p text:style-name="P1">"- totalTips: double"</text:p>
        </text:list-item>
      </text:list>
      <text:list xml:id="list171124081428316" text:continue-list="list171123264412903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processPayment(Server, Order, double tip)"</text:p>
        </text:list-item>
        <text:list-item>
          <text:p text:style-name="P2">"+ recordTip(Server, double tip)"</text:p>
        </text:list-item>
        <text:list-item>
          <text:p text:style-name="P2">"+ decidePaymentHandling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4. Table</text:h>
      <text:p text:style-name="Intense_20_Quote">stereotype: "«inherits SimEntity»"</text:p>
      <text:p text:style-name="Intense_20_Quote">constraint: "{seating location}"</text:p>
      <text:p text:style-name="Intense_20_Quote">color: "#CCE5FF"</text:p>
      <text:list xml:id="list171124170966601" text:continue-list="list171124038767982" text:style-name="WWNum1">
        <text:list-item>
          <text:p text:style-name="P1">"- id: int"</text:p>
        </text:list-item>
        <text:list-item>
          <text:p text:style-name="P1">"- capacity: int"</text:p>
        </text:list-item>
        <text:list-item>
          <text:p text:style-name="P1"><text:soft-page-break/>"- location: String"</text:p>
        </text:list-item>
        <text:list-item>
          <text:p text:style-name="P1">"- occupied: boolean"</text:p>
        </text:list-item>
      </text:list>
      <text:list xml:id="list171125092379704" text:continue-list="list171124081428316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assignCustomer(Customer)"</text:p>
        </text:list-item>
        <text:list-item>
          <text:p text:style-name="P2">"+ clearTable()"</text:p>
        </text:list-item>
        <text:list-item>
          <text:p text:style-name="P2">"+ decideClearTable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5. Platter</text:h>
      <text:p text:style-name="Intense_20_Quote">stereotype: "«inherits SimEntity»"</text:p>
      <text:p text:style-name="Intense_20_Quote">constraint: "{cookable item}"</text:p>
      <text:p text:style-name="Intense_20_Quote">color: "#CCE5FF"</text:p>
      <text:list xml:id="list171123939528986" text:continue-list="list171124170966601" text:style-name="WWNum1">
        <text:list-item>
          <text:p text:style-name="P1">"- name: String"</text:p>
        </text:list-item>
        <text:list-item>
          <text:p text:style-name="P1">"- ingredients: List&lt;Ingredient&gt;"</text:p>
        </text:list-item>
        <text:list-item>
          <text:p text:style-name="P1">"- cookingTime: int"</text:p>
        </text:list-item>
        <text:list-item>
          <text:p text:style-name="P1">"- price: double"</text:p>
        </text:list-item>
      </text:list>
      <text:list xml:id="list171123254929399" text:continue-list="list171125092379704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prepare()"</text:p>
        </text:list-item>
        <text:list-item>
          <text:p text:style-name="P2"><text:soft-page-break/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6. Ingredient</text:h>
      <text:p text:style-name="Intense_20_Quote">stereotype: "«inherits SimEntity»"</text:p>
      <text:p text:style-name="Intense_20_Quote">constraint: "{perishable goods}"</text:p>
      <text:p text:style-name="Intense_20_Quote">color: "#CCE5FF"</text:p>
      <text:list xml:id="list171123933900235" text:continue-list="list171123939528986" text:style-name="WWNum1">
        <text:list-item>
          <text:p text:style-name="P1">"- name: String"</text:p>
        </text:list-item>
        <text:list-item>
          <text:p text:style-name="P1">"- quantity: double"</text:p>
        </text:list-item>
        <text:list-item>
          <text:p text:style-name="P1">"- costPerUnit: double"</text:p>
        </text:list-item>
        <text:list-item>
          <text:p text:style-name="P1">"- expiryDate: Date"</text:p>
        </text:list-item>
      </text:list>
      <text:list xml:id="list171123019005045" text:continue-list="list171123254929399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7. Cook</text:h>
      <text:p text:style-name="Intense_20_Quote">stereotype: "«inherits SimEntity»"</text:p>
      <text:p text:style-name="Intense_20_Quote">constraint: "{kitchen staff}"</text:p>
      <text:p text:style-name="Intense_20_Quote">color: "#CCE5FF"</text:p>
      <text:list xml:id="list171123213675590" text:continue-list="list171123933900235" text:style-name="WWNum1">
        <text:list-item>
          <text:p text:style-name="P1">"- name: String"</text:p>
        </text:list-item>
        <text:list-item>
          <text:p text:style-name="P1"><text:soft-page-break/>"- skillLevel: int"</text:p>
        </text:list-item>
      </text:list>
      <text:list xml:id="list171124876046078" text:continue-list="list171123019005045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cook(Platter)"</text:p>
        </text:list-item>
        <text:list-item>
          <text:p text:style-name="P2">"+ prep(Platter)"</text:p>
        </text:list-item>
        <text:list-item>
          <text:p text:style-name="P2">"+ announceOrder(Table)"</text:p>
        </text:list-item>
        <text:list-item>
          <text:p text:style-name="P2">"+ decideNextOrder()"</text:p>
        </text:list-item>
        <text:list-item>
          <text:p text:style-name="P2">"+ decideCookingPriority()"</text:p>
        </text:list-item>
        <text:list-item>
          <text:p text:style-name="P2">"decideNextOrder (uses Probability: PrepTimeVariance)"</text:p>
        </text:list-item>
        <text:list-item>
          <text:p text:style-name="P2">"decideCookingPriority (uses Probability: CookingDelayRate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8. Server</text:h>
      <text:p text:style-name="Intense_20_Quote">stereotype: "«inherits SimEntity»"</text:p>
      <text:p text:style-name="Intense_20_Quote">constraint: "{floor staff}"</text:p>
      <text:p text:style-name="Intense_20_Quote">color: "#CCE5FF"</text:p>
      <text:list xml:id="list171124293068697" text:continue-list="list171123213675590" text:style-name="WWNum1">
        <text:list-item>
          <text:p text:style-name="P1">"- name: String"</text:p>
        </text:list-item>
        <text:list-item>
          <text:p text:style-name="P1">"- tablesAssigned: List&lt;Table&gt;"</text:p>
        </text:list-item>
      </text:list>
      <text:list xml:id="list171124552934277" text:continue-list="list171124876046078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<text:soft-page-break/>"+ serve(Table)"</text:p>
        </text:list-item>
        <text:list-item>
          <text:p text:style-name="P2">"+ takeOrder(Customer)"</text:p>
        </text:list-item>
        <text:list-item>
          <text:p text:style-name="P2">"+ deliverCheck(Customer)"</text:p>
        </text:list-item>
        <text:list-item>
          <text:p text:style-name="P2">"+ returnPayment(CashRegister)"</text:p>
        </text:list-item>
        <text:list-item>
          <text:p text:style-name="P2">"+ decideDeliverySequence()"</text:p>
        </text:list-item>
        <text:list-item>
          <text:p text:style-name="P2">"+ decideTipHandling()"</text:p>
        </text:list-item>
        <text:list-item>
          <text:p text:style-name="P2">"decideDeliverySequence (uses Probability: ServiceDelayVariance)"</text:p>
        </text:list-item>
        <text:list-item>
          <text:p text:style-name="P2">"decideTipHandling (uses Probability: TipLikelihood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9. ServerTable</text:h>
      <text:p text:style-name="Intense_20_Quote">stereotype: "«inherits SimEntity»"</text:p>
      <text:p text:style-name="Intense_20_Quote">constraint: "{pickup counter}"</text:p>
      <text:p text:style-name="Intense_20_Quote">color: "#CCE5FF"</text:p>
      <text:list xml:id="list171123766816789" text:continue-list="list171124293068697" text:style-name="WWNum1">
        <text:list-item>
          <text:p text:style-name="P1">"- bell: boolean"</text:p>
        </text:list-item>
        <text:list-item>
          <text:p text:style-name="P1">"- orderQueue: Queue&lt;Order&gt;"</text:p>
        </text:list-item>
      </text:list>
      <text:list xml:id="list171124161452896" text:continue-list="list171124552934277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announceOrder(Order)"</text:p>
        </text:list-item>
        <text:list-item>
          <text:p text:style-name="P2">"+ pickUpOrder(Server)"</text:p>
        </text:list-item>
        <text:list-item>
          <text:p text:style-name="P2"><text:soft-page-break/>"+ viewNextOrder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10. Order</text:h>
      <text:p text:style-name="Intense_20_Quote">stereotype: "«inherits SimEntity»"</text:p>
      <text:p text:style-name="Intense_20_Quote">constraint: "{food request}"</text:p>
      <text:p text:style-name="Intense_20_Quote">color: "#CCE5FF"</text:p>
      <text:list xml:id="list171124810670876" text:continue-list="list171123766816789" text:style-name="WWNum1">
        <text:list-item>
          <text:p text:style-name="P1">"- platter: Platter"</text:p>
        </text:list-item>
        <text:list-item>
          <text:p text:style-name="P1">"- table: Table"</text:p>
        </text:list-item>
        <text:list-item>
          <text:p text:style-name="P1">"- timePlaced: int"</text:p>
        </text:list-item>
      </text:list>
      <text:list xml:id="list171124200141675" text:continue-list="list171124161452896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getTable()"</text:p>
        </text:list-item>
        <text:list-item>
          <text:p text:style-name="P2">"+ getPlatter()"</text:p>
        </text:list-item>
        <text:list-item>
          <text:p text:style-name="P2">"+ calculateTip(happiness: double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11. Customer</text:h>
      <text:p text:style-name="Intense_20_Quote">stereotype: "«inherits SimEntity»"</text:p>
      <text:p text:style-name="Intense_20_Quote"><text:soft-page-break/>constraint: "{dining patron}"</text:p>
      <text:p text:style-name="Intense_20_Quote">color: "#CCE5FF"</text:p>
      <text:list xml:id="list171123539372498" text:continue-list="list171124810670876" text:style-name="WWNum1">
        <text:list-item>
          <text:p text:style-name="P1">"- groupSize: int"</text:p>
        </text:list-item>
        <text:list-item>
          <text:p text:style-name="P1">"- patience: int"</text:p>
        </text:list-item>
        <text:list-item>
          <text:p text:style-name="P1">"- satisfaction: int"</text:p>
        </text:list-item>
        <text:list-item>
          <text:p text:style-name="P1">"- tablePreference: String"</text:p>
        </text:list-item>
      </text:list>
      <text:list xml:id="list171124554701993" text:continue-list="list171124200141675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requestTable(String)"</text:p>
        </text:list-item>
        <text:list-item>
          <text:p text:style-name="P2">"+ order(Platter)"</text:p>
        </text:list-item>
        <text:list-item>
          <text:p text:style-name="P2">"+ leave()"</text:p>
        </text:list-item>
        <text:list-item>
          <text:p text:style-name="P2">"+ decideExit()"</text:p>
        </text:list-item>
        <text:list-item>
          <text:p text:style-name="P2">"+ decideReorder()"</text:p>
        </text:list-item>
        <text:list-item>
          <text:p text:style-name="P2">"decideExit (uses Probability: PatienceThreshold)"</text:p>
        </text:list-item>
        <text:list-item>
          <text:p text:style-name="P2">"decideReorder (uses Probability: ReorderLikelihood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12. Inventory</text:h>
      <text:p text:style-name="Intense_20_Quote">stereotype: "«inherits SimEntity»"</text:p>
      <text:p text:style-name="Intense_20_Quote">constraint: "{stock control}"</text:p>
      <text:p text:style-name="Intense_20_Quote"><text:soft-page-break/>color: "#CCE5FF"</text:p>
      <text:list xml:id="list171124834796015" text:continue-list="list171123539372498" text:style-name="WWNum1">
        <text:list-item>
          <text:p text:style-name="P1">"- ingredients: List&lt;Ingredient&gt;"</text:p>
        </text:list-item>
      </text:list>
      <text:list xml:id="list171124862675603" text:continue-list="list171124554701993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restock()"</text:p>
        </text:list-item>
        <text:list-item>
          <text:p text:style-name="P2">"+ checkStock(Platter)"</text:p>
        </text:list-item>
        <text:list-item>
          <text:p text:style-name="P2">"+ decideRestockTiming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13. Refrigerator</text:h>
      <text:p text:style-name="Intense_20_Quote">stereotype: "«inherits SimEntity»"</text:p>
      <text:p text:style-name="Intense_20_Quote">constraint: "{cold storage}"</text:p>
      <text:p text:style-name="Intense_20_Quote">color: "#CCE5FF"</text:p>
      <text:list xml:id="list171124870561695" text:continue-list="list171124834796015" text:style-name="WWNum1">
        <text:list-item>
          <text:p text:style-name="P1">"- capacity: double"</text:p>
        </text:list-item>
      </text:list>
      <text:list xml:id="list171124451549925" text:continue-list="list171124862675603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store(Ingredient)"</text:p>
        </text:list-item>
        <text:list-item>
          <text:p text:style-name="P2">"+ remove(Ingredient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<text:soft-page-break/>"+ getState(): String[][]"</text:p>
        </text:list-item>
      </text:list>
      <text:h text:style-name="Heading_20_2" text:outline-level="2">14. Stove</text:h>
      <text:p text:style-name="Intense_20_Quote">stereotype: "«inherits SimEntity»"</text:p>
      <text:p text:style-name="Intense_20_Quote">constraint: "{hot line}"</text:p>
      <text:p text:style-name="Intense_20_Quote">color: "#CCE5FF"</text:p>
      <text:list xml:id="list171124674353423" text:continue-list="list171124870561695" text:style-name="WWNum1">
        <text:list-item>
          <text:p text:style-name="P1">"- slots: int"</text:p>
        </text:list-item>
      </text:list>
      <text:list xml:id="list171124356945123" text:continue-list="list171124451549925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startCooking(Platter)"</text:p>
        </text:list-item>
        <text:list-item>
          <text:p text:style-name="P2">"+ finishCooking(Platter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15. Finance</text:h>
      <text:p text:style-name="Intense_20_Quote">stereotype: "«inherits SimEntity»"</text:p>
      <text:p text:style-name="Intense_20_Quote">constraint: "{tracks profit}"</text:p>
      <text:p text:style-name="Intense_20_Quote">color: "#CCE5FF"</text:p>
      <text:list xml:id="list171123907184799" text:continue-list="list171124674353423" text:style-name="WWNum1">
        <text:list-item>
          <text:p text:style-name="P1">"- fixedCosts: double"</text:p>
        </text:list-item>
        <text:list-item>
          <text:p text:style-name="P1">"- laborCosts: double"</text:p>
        </text:list-item>
      </text:list>
      <text:list xml:id="list171123381135227" text:continue-list="list171124356945123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<text:soft-page-break/>"+ calculateNetRevenue()"</text:p>
        </text:list-item>
        <text:list-item>
          <text:p text:style-name="P2">"+ decideExpenseApproval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16. SimulationClock</text:h>
      <text:p text:style-name="Intense_20_Quote">stereotype: "«Utility»"</text:p>
      <text:p text:style-name="Intense_20_Quote">constraint: "{drives simulation}"</text:p>
      <text:p text:style-name="Intense_20_Quote">color: "#CCE5FF"</text:p>
      <text:list xml:id="list171124677634050" text:continue-list="list171123907184799" text:style-name="WWNum1">
        <text:list-item>
          <text:p text:style-name="P1">"- currentTime: int"</text:p>
        </text:list-item>
        <text:list-item>
          <text:p text:style-name="P1">"- tickRate: int"</text:p>
        </text:list-item>
      </text:list>
      <text:list xml:id="list171124802727739" text:continue-list="list171123381135227" text:style-name="WWNum5">
        <text:list-item>
          <text:p text:style-name="P2">"+ advanceTime()"</text:p>
        </text:list-item>
        <text:list-item>
          <text:p text:style-name="P2">"+ scheduleEvent()"</text:p>
        </text:list-item>
        <text:list-item>
          <text:p text:style-name="P2">"+ getTime()"</text:p>
        </text:list-item>
        <text:list-item>
          <text:p text:style-name="P2">"+ decideNextEventTrigger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19. SimulationManager</text:h>
      <text:p text:style-name="Intense_20_Quote">stereotype: "«Simulation Kernel with Console &amp; Waveform»"</text:p>
      <text:p text:style-name="Intense_20_Quote">constraint: "{drives simulation clk}"</text:p>
      <text:p text:style-name="Intense_20_Quote"><text:soft-page-break/>color: "#CCE5FF"</text:p>
      <text:list xml:id="list171123017212352" text:continue-numbering="true" text:style-name="WWNum5">
        <text:list-item>
          <text:p text:style-name="P2">"+ registerLoggables(objectName: String, logMap: Map&lt;String, Supplier&lt;Object&gt;&gt;)"</text:p>
        </text:list-item>
        <text:list-item>
          <text:p text:style-name="P2">"+ logObject(objectName: String)"</text:p>
        </text:list-item>
        <text:list-item>
          <text:p text:style-name="P2">"+ triggerLog(objectName: String)"</text:p>
        </text:list-item>
        <text:list-item>
          <text:p text:style-name="P2">"+ loadInitFile(filename: String)"</text:p>
        </text:list-item>
        <text:list-item>
          <text:p text:style-name="P2">"+ resetSimulation()"</text:p>
        </text:list-item>
        <text:list-item>
          <text:p text:style-name="P2">"+ saveState(filename: String)"</text:p>
        </text:list-item>
        <text:list-item>
          <text:p text:style-name="P2">"+ setVCD(filename: String)"</text:p>
        </text:list-item>
        <text:list-item>
          <text:p text:style-name="P2">"+ run(int): void"</text:p>
        </text:list-item>
        <text:list-item>
          <text:p text:style-name="P2">"+ stepOnce(): void"</text:p>
        </text:list-item>
        <text:list-item>
          <text:p text:style-name="P2">"+ getClock(): SimulationClock"</text:p>
        </text:list-item>
        <text:list-item>
          <text:p text:style-name="P2">"+ startConsole(): void"</text:p>
        </text:list-item>
        <text:list-item>
          <text:p text:style-name="P2">"+ listObjects(): void"</text:p>
        </text:list-item>
        <text:list-item>
          <text:p text:style-name="P2">"+ showObject(String): void"</text:p>
        </text:list-item>
        <text:list-item>
          <text:p text:style-name="P2">"+ setValue(String, String, String): void"</text:p>
        </text:list-item>
        <text:list-item>
          <text:p text:style-name="P2">"+ startLogging(String): void"</text:p>
        </text:list-item>
        <text:list-item>
          <text:p text:style-name="P2">"+ stopLogging(): void"</text:p>
        </text:list-item>
        <text:list-item>
          <text:p text:style-name="P2">"+ logTick(int): void"</text:p>
        </text:list-item>
        <text:list-item>
          <text:p text:style-name="P2">"+ displayStates(): void"</text:p>
        </text:list-item>
      </text:list>
      <text:h text:style-name="Heading_20_2" text:outline-level="2">1. Restaurant</text:h>
      <text:p text:style-name="Intense_20_Quote">stereotype: "«inherits SimEntity»"</text:p>
      <text:p text:style-name="Intense_20_Quote"><text:soft-page-break/>constraint: "{manages operations}"</text:p>
      <text:p text:style-name="Intense_20_Quote">color: "#CCE5FF"</text:p>
      <text:list xml:id="list171123283152543" text:continue-list="list171124677634050" text:style-name="WWNum1">
        <text:list-item>
          <text:p text:style-name="P1">"- name: String"</text:p>
        </text:list-item>
        <text:list-item>
          <text:p text:style-name="P1">"- tables: List&lt;Table&gt;"</text:p>
        </text:list-item>
        <text:list-item>
          <text:p text:style-name="P1">"- menu: List&lt;Platter&gt;"</text:p>
        </text:list-item>
        <text:list-item>
          <text:p text:style-name="P1">"- staff: List&lt;Staff&gt;"</text:p>
        </text:list-item>
        <text:list-item>
          <text:p text:style-name="P1">"- revenue: double"</text:p>
        </text:list-item>
        <text:list-item>
          <text:p text:style-name="P1">"- avgWalkTime: double"</text:p>
        </text:list-item>
      </text:list>
      <text:list xml:id="list171124233285282" text:continue-list="list171123017212352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simulateDay()"</text:p>
        </text:list-item>
        <text:list-item>
          <text:p text:style-name="P2">"+ decideStaffing()"</text:p>
        </text:list-item>
        <text:list-item>
          <text:p text:style-name="P2">"+ decideTableAssignments()"</text:p>
        </text:list-item>
        <text:list-item>
          <text:p text:style-name="P2">"+ decideInventoryRestock()"</text:p>
        </text:list-item>
        <text:list-item>
          <text:p text:style-name="P2">"decideStaffing (uses Probability: RushHourOverloadChance)"</text:p>
        </text:list-item>
        <text:list-item>
          <text:p text:style-name="P2">"decideInventoryRestock (uses Probability: IngredientSpoilageRate)"</text:p>
        </text:list-item>
        <text:list-item>
          <text:p text:style-name="P2">"+ getGlobals(): GlobalVariables"</text:p>
        </text:list-item>
        <text:list-item>
          <text:p text:style-name="P2">"+ getDecisionEngine(): GlobalMethods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<text:soft-page-break/>2. Hostess</text:h>
      <text:p text:style-name="Intense_20_Quote">stereotype: "«inherits SimEntity»"</text:p>
      <text:p text:style-name="Intense_20_Quote">constraint: "{assigns tables}"</text:p>
      <text:p text:style-name="Intense_20_Quote">color: "#CCE5FF"</text:p>
      <text:list xml:id="list171123161729548" text:continue-list="list171123283152543" text:style-name="WWNum1">
        <text:list-item>
          <text:p text:style-name="P1">"- name: String"</text:p>
        </text:list-item>
      </text:list>
      <text:list xml:id="list171124915046248" text:continue-list="list171124233285282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greetCustomer(Customer)"</text:p>
        </text:list-item>
        <text:list-item>
          <text:p text:style-name="P2">"+ seatCustomer(Customer, Table)"</text:p>
        </text:list-item>
        <text:list-item>
          <text:p text:style-name="P2">"+ decideTableAssignment(Customer)"</text:p>
        </text:list-item>
        <text:list-item>
          <text:p text:style-name="P2">"+ releaseTableDecision(Table, Customer)"</text:p>
        </text:list-item>
        <text:list-item>
          <text:p text:style-name="P2">"+ decideSeating()"</text:p>
        </text:list-item>
        <text:list-item>
          <text:p text:style-name="P2">"+ decideQueueOrder()"</text:p>
        </text:list-item>
        <text:list-item>
          <text:p text:style-name="P2">"decideSeating (uses Probability: OptimalTableSelectionProbability)"</text:p>
        </text:list-item>
        <text:list-item>
          <text:p text:style-name="P2">"decideQueueOrder (uses Probability: QueueBalkingProbability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14. Stove</text:h>
      <text:p text:style-name="Intense_20_Quote">stereotype: "«inherits SimEntity»"</text:p>
      <text:p text:style-name="Intense_20_Quote">constraint: "{hot line}"</text:p>
      <text:p text:style-name="Intense_20_Quote"><text:soft-page-break/>color: "#CCE5FF"</text:p>
      <text:list xml:id="list171124407605949" text:continue-list="list171123161729548" text:style-name="WWNum1">
        <text:list-item>
          <text:p text:style-name="P1">"- slots: int"</text:p>
        </text:list-item>
      </text:list>
      <text:list xml:id="list171123768767573" text:continue-list="list171124915046248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startCooking(Platter)"</text:p>
        </text:list-item>
        <text:list-item>
          <text:p text:style-name="P2">"+ finishCooking(Platter)"</text:p>
        </text:list-item>
        <text:list-item>
          <text:p text:style-name="P2">"+ advanceTime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17. Oven</text:h>
      <text:p text:style-name="Intense_20_Quote">stereotype: "«inherits SimEntity»"</text:p>
      <text:p text:style-name="Intense_20_Quote">constraint: "{test appliance}"</text:p>
      <text:p text:style-name="Intense_20_Quote">color: "#CCE5FF"</text:p>
      <text:list xml:id="list171125142280183" text:continue-numbering="true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startCooking(Platter)"</text:p>
        </text:list-item>
        <text:list-item>
          <text:p text:style-name="P2">"+ advanceTime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  <text:h text:style-name="Heading_20_2" text:outline-level="2"><text:soft-page-break/>18. Microwave</text:h>
      <text:p text:style-name="Intense_20_Quote">stereotype: "«inherits SimEntity»"</text:p>
      <text:p text:style-name="Intense_20_Quote">constraint: "{test appliance}"</text:p>
      <text:p text:style-name="Intense_20_Quote">color: "#CCE5FF"</text:p>
      <text:list xml:id="list171123571765724" text:continue-numbering="true" text:style-name="WWNum5">
        <text:list-item>
          <text:p text:style-name="P2">"+ registerLoggables()"</text:p>
        </text:list-item>
        <text:list-item>
          <text:p text:style-name="P2">"+ triggerLog()"</text:p>
        </text:list-item>
        <text:list-item>
          <text:p text:style-name="P2">"+ startCooking(Platter)"</text:p>
        </text:list-item>
        <text:list-item>
          <text:p text:style-name="P2">"+ advanceTime()"</text:p>
        </text:list-item>
        <text:list-item>
          <text:p text:style-name="P2">"+ evaluate(): boolean"</text:p>
        </text:list-item>
        <text:list-item>
          <text:p text:style-name="P2">"+ commit(): void"</text:p>
        </text:list-item>
        <text:list-item>
          <text:p text:style-name="P2">"+ getState(): String[][]"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0.5in" fo:margin-right="0in" fo:margin-top="0in" fo:margin-bottom="0.139in" style:contextual-spacing="true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margin-top="0in" fo:margin-bottom="0.139in" style:contextual-spacing="true" fo:text-indent="-0.25in" style:auto-text-indent="false"/>
    </style:style>
    <style:style style:name="List_20_Bullet" style:display-name="List Bullet" style:family="paragraph" style:parent-style-name="Standard" style:list-style-name="WWNum1">
      <style:paragraph-properties fo:margin-top="0in" fo:margin-bottom="0.139in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in" fo:margin-bottom="0.139in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in" fo:margin-bottom="0.139in" style:contextual-spacing="true"/>
    </style:style>
    <style:style style:name="List_20_Number" style:display-name="List Number" style:family="paragraph" style:parent-style-name="Standard" style:list-style-name="WWNum5">
      <style:paragraph-properties fo:margin-top="0in" fo:margin-bottom="0.139in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in" fo:margin-bottom="0.139in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in" fo:margin-bottom="0.139in" style:contextual-spacing="tru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7.3.7.2$Linux_X86_64 LibreOffice_project/30$Build-2</meta:generator>
    <meta:document-statistic meta:table-count="0" meta:image-count="0" meta:object-count="0" meta:page-count="17" meta:paragraph-count="346" meta:word-count="1175" meta:character-count="9181" meta:non-whitespace-character-count="8609"/>
    <meta:user-defined meta:name="AppVersion">14.0000</meta:user-defined>
    <meta:template xlink:type="simple" xlink:actuate="onRequest" xlink:title="Normal.dotm" xlink:href=""/>
  </office:meta>
</office:document-meta>
</file>